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12.85cm" style:rel-column-width="32767*"/>
    </style:style>
    <style:style style:name="Tabella1.B" style:family="table-column">
      <style:table-column-properties style:column-width="12.8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5.665cm" table:align="left"/>
    </style:style>
    <style:style style:name="Tabella2.A" style:family="table-column">
      <style:table-column-properties style:column-width="6.773cm"/>
    </style:style>
    <style:style style:name="Tabella2.B" style:family="table-column">
      <style:table-column-properties style:column-width="18.89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2" style:family="table-row">
      <style:table-row-properties style:min-row-height="3.429cm"/>
    </style:style>
    <style:style style:name="Tabella3" style:family="table">
      <style:table-properties style:width="25.532cm" fo:margin-left="-0.034cm" table:align="left"/>
    </style:style>
    <style:style style:name="Tabella3.A" style:family="table-column">
      <style:table-column-properties style:column-width="4.26cm"/>
    </style:style>
    <style:style style:name="Tabella3.B" style:family="table-column">
      <style:table-column-properties style:column-width="5.013cm"/>
    </style:style>
    <style:style style:name="Tabella3.C" style:family="table-column">
      <style:table-column-properties style:column-width="5.015cm"/>
    </style:style>
    <style:style style:name="Tabella3.D" style:family="table-column">
      <style:table-column-properties style:column-width="4.71cm"/>
    </style:style>
    <style:style style:name="Tabella3.E" style:family="table-column">
      <style:table-column-properties style:column-width="6.535cm"/>
    </style:style>
    <style:style style:name="Tabella3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fo:background-color="#b3b3b3" fo:padding="0.097cm" fo:border="0.05pt solid #000000">
        <style:background-image/>
      </style:table-cell-properties>
    </style:style>
    <style:style style:name="Tabella3.2" style:family="table-row">
      <style:table-row-properties style:min-row-height="0.01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none" fo:border-top="none" fo:border-bottom="0.05pt solid #000000"/>
    </style:style>
    <style:style style:name="Tabel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5.612cm" table:align="left"/>
    </style:style>
    <style:style style:name="Tabella5.A" style:family="table-column">
      <style:table-column-properties style:column-width="2.778cm"/>
    </style:style>
    <style:style style:name="Tabella5.B" style:family="table-column">
      <style:table-column-properties style:column-width="6.509cm"/>
    </style:style>
    <style:style style:name="Tabella5.C" style:family="table-column">
      <style:table-column-properties style:column-width="3.625cm"/>
    </style:style>
    <style:style style:name="Tabella5.D" style:family="table-column">
      <style:table-column-properties style:column-width="2.99cm"/>
    </style:style>
    <style:style style:name="Tabella5.E" style:family="table-column">
      <style:table-column-properties style:column-width="4.392cm"/>
    </style:style>
    <style:style style:name="Tabella5.F" style:family="table-column">
      <style:table-column-properties style:column-width="1.672cm"/>
    </style:style>
    <style:style style:name="Tabella5.G" style:family="table-column">
      <style:table-column-properties style:column-width="1.674cm"/>
    </style:style>
    <style:style style:name="Tabella5.H" style:family="table-column">
      <style:table-column-properties style:column-width="1.972cm"/>
    </style:style>
    <style:style style:name="Tabella5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H1" style:family="table-cell">
      <style:table-cell-properties fo:background-color="#b3b3b3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P4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16" style:family="paragraph" style:parent-style-name="Text_20_body">
      <style:text-properties style:font-name="Verdana" fo:font-size="9pt" fo:font-weight="bold" style:font-size-asian="9pt" style:font-weight-asian="bold" style:font-size-complex="9pt" style:font-weight-complex="bold"/>
    </style:style>
    <style:style style:name="P17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style:font-name-asian="SimSun" style:font-size-asian="11pt" style:font-name-complex="Tahoma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282657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2b202f" style:font-name-asian="SimSun" style:font-size-asian="8pt" style:font-weight-asian="normal" style:font-name-complex="Tahoma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normal" officeooo:paragraph-rsid="00282657" style:font-name-asian="SimSun" style:font-size-asian="8pt" style:font-weight-asian="normal" style:font-name-complex="Tahoma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style:font-name-asian="SimSun" style:font-size-asian="8pt" style:font-weight-asian="normal" style:font-name-complex="Tahoma" style:font-size-complex="8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9pt" fo:font-weight="bold" officeooo:paragraph-rsid="00267498" style:font-name-asian="SimSun" style:font-size-asian="9pt" style:font-weight-asian="bold" style:font-name-complex="Tahoma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Nimbus Mono L" fo:font-size="9pt" fo:font-weight="bold" officeooo:paragraph-rsid="002ca4f5" style:font-name-asian="SimSun" style:font-size-asian="9pt" style:font-weight-asian="bold" style:font-name-complex="Tahoma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282657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officeooo:rsid="00251621"/>
    </style:style>
    <style:style style:name="T8" style:family="text">
      <style:text-properties style:font-name="Verdana" fo:font-size="6pt" style:font-size-asian="6pt" style:font-size-complex="6pt"/>
    </style:style>
    <style:style style:name="T9" style:family="text">
      <style:text-properties officeooo:rsid="0028d93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ext:p text:style-name="P16">Produzione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8">Riferimento: <text:placeholder text:placeholder-type="text">&lt;o.name&gt;</text:placeholder></text:p>
          </table:table-cell>
          <table:table-cell table:style-name="Tabella1.B1" office:value-type="string">
            <text:p text:style-name="P29">Responsabile: <text:span text:style-name="T2"><text:placeholder text:placeholder-type="text">&lt;o.user_id.name if o.user_id else ""&gt;</text:placeholder></text:span></text:p>
          </table:table-cell>
        </table:table-row>
        <table:table-row>
          <table:table-cell table:style-name="Tabella1.A2" office:value-type="string">
            <text:p text:style-name="P28">Prodotto: <text:span text:style-name="T2"><text:placeholder text:placeholder-type="text">&lt;o.product_id.name&gt;</text:placeholder></text:span><text:span text:style-name="T2"> (Distinta base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2" office:value-type="string">
            <text:p text:style-name="P29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8"/>
      <text:p text:style-name="P6"><text:span text:style-name="T6">Schedulazioni:</text:span><text:span text:style-name="T5"> <text:line-break/> </text:span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0">Durata totale: <text:span text:style-name="T2"><text:placeholder text:placeholder-type="text">&lt;get_hour(o.lavoration_ids[0].duration if len(o.lavoration_ids) &gt; 0 else 0)&gt;</text:placeholder></text:span></text:p>
          </table:table-cell>
          <table:table-cell table:style-name="Tabella2.B1" office:value-type="string">
            <text:p text:style-name="P11"><text:span text:style-name="T4">Operatori: </text:span><text:placeholder text:placeholder-type="text">&lt;o.lavoration_ids[0].workers if len(o.lavoration_ids) &gt;0 else ""&gt;</text:placeholder></text:p>
          </table:table-cell>
        </table:table-row>
        <table:table-row table:style-name="Tabella2.2">
          <table:table-cell table:style-name="Tabella2.B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column table:style-name="Tabella3.E"/>
              <table:table-row>
                <table:table-cell table:style-name="Tabella3.A1" office:value-type="string">
                  <text:p text:style-name="P19">Rif.</text:p>
                </table:table-cell>
                <table:table-cell table:style-name="Tabella3.A1" office:value-type="string">
                  <text:p text:style-name="P31">Linea</text:p>
                </table:table-cell>
                <table:table-cell table:style-name="Tabella3.A1" office:value-type="string">
                  <text:p text:style-name="P21">Data</text:p>
                </table:table-cell>
                <table:table-cell table:style-name="Tabella3.A1" office:value-type="string">
                  <text:p text:style-name="P19">Q. <text:span text:style-name="T9">media</text:span></text:p>
                </table:table-cell>
                <table:table-cell table:style-name="Tabella3.E1" office:value-type="string">
                  <text:p text:style-name="P19">H<text:span text:style-name="T7">H</text:span>:m<text:span text:style-name="T7">m</text:span></text:p>
                </table:table-cell>
              </table:table-row>
              <table:table-row table:style-name="Tabella3.2">
                <table:table-cell table:style-name="Tabella3.A2" table:number-columns-spanned="5" office:value-type="string">
                  <text:p text:style-name="P7"><text:placeholder text:placeholder-type="text">&lt;for each="lavoration in o.scheduled_lavoration_id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a3.2">
                <table:table-cell table:style-name="Tabella3.A3" office:value-type="string">
                  <text:p text:style-name="P25"><text:placeholder text:placeholder-type="text">&lt;o.product_id.name&gt;</text:placeholder></text:p>
                </table:table-cell>
                <table:table-cell table:style-name="Tabella3.B3" office:value-type="string">
                  <text:p text:style-name="P26"><text:placeholder text:placeholder-type="text">&lt;lavoration.workcenter_id.name&gt;</text:placeholder></text:p>
                </table:table-cell>
                <table:table-cell table:style-name="Tabella3.C3" office:value-type="string">
                  <text:p text:style-name="P26"><text:placeholder text:placeholder-type="text">&lt;formatLang(lavoration.date_planned, date=True) if lavoration.date_planned else ""&gt;</text:placeholder></text:p>
                </table:table-cell>
                <table:table-cell table:style-name="Tabella3.D3" office:value-type="string">
                  <text:p text:style-name="P25"><text:placeholder text:placeholder-type="text">&lt;formatLang(lavoration.lavoration_qty)&gt;</text:placeholder></text:p>
                </table:table-cell>
                <table:table-cell table:style-name="Tabella3.E3" office:value-type="string">
                  <text:p text:style-name="P25"><text:placeholder text:placeholder-type="text">&lt;get_hour(lavoration.hour)&gt;</text:placeholder></text:p>
                </table:table-cell>
              </table:table-row>
              <table:table-row table:style-name="Tabella3.2">
                <table:table-cell table:style-name="Tabella3.A4" table:number-columns-spanned="5" office:value-type="string">
                  <text:p text:style-name="P13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18"/>
          </table:table-cell>
          <table:covered-table-cell/>
        </table:table-row>
      </table:table>
      <text:p text:style-name="P15"/>
      <text:p text:style-name="P10">Ordini:</text:p>
      <text:p text:style-name="P9"><text:s/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header-rows>
          <table:table-row>
            <table:table-cell table:style-name="Tabella5.A1" office:value-type="string">
              <text:p text:style-name="P19">Rif.</text:p>
            </table:table-cell>
            <table:table-cell table:style-name="Tabella5.A1" office:value-type="string">
              <text:p text:style-name="P19">Cliente</text:p>
            </table:table-cell>
            <table:table-cell table:style-name="Tabella5.A1" office:value-type="string">
              <text:p text:style-name="P19">Prodotto</text:p>
            </table:table-cell>
            <table:table-cell table:style-name="Tabella5.A1" office:value-type="string">
              <text:p text:style-name="P19">Scadenza</text:p>
            </table:table-cell>
            <table:table-cell table:style-name="Tabella5.A1" office:value-type="string">
              <text:p text:style-name="P19">Note di produzione</text:p>
            </table:table-cell>
            <table:table-cell table:style-name="Tabella5.A1" office:value-type="string">
              <text:p text:style-name="P22">Pz./Imb.</text:p>
            </table:table-cell>
            <table:table-cell table:style-name="Tabella5.A1" office:value-type="string">
              <text:p text:style-name="P20">Q.</text:p>
            </table:table-cell>
            <table:table-cell table:style-name="Tabella5.H1" office:value-type="string">
              <text:p text:style-name="P19">Q. prod.</text:p>
            </table:table-cell>
          </table:table-row>
        </table:table-header-rows>
        <table:table-row>
          <table:table-cell table:style-name="Tabella5.A2" table:number-columns-spanned="8" office:value-type="string">
            <text:p text:style-name="P7"><text:placeholder text:placeholder-type="text">&lt;for each="line  in o.order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24"><text:placeholder text:placeholder-type="text">&lt;line.order_id.name&gt;</text:placeholder></text:p>
          </table:table-cell>
          <table:table-cell table:style-name="Tabella5.A3" office:value-type="string">
            <text:p text:style-name="P23"><text:placeholder text:placeholder-type="text">&lt;line.order_id.partner_id.name&gt;</text:placeholder></text:p>
          </table:table-cell>
          <table:table-cell table:style-name="Tabella5.A3" office:value-type="string">
            <text:p text:style-name="P30"><text:placeholder text:placeholder-type="text">&lt;line.product_id.default_code or ""&gt;</text:placeholder><text:span text:style-name="T8"><text:placeholder text:placeholder-type="text">&lt;if test="line.order_id.forecasted_production_id"&gt;</text:placeholder></text:span><text:span text:style-name="T8"> <text:s/></text:span><text:span text:style-name="T8"><draw:frame draw:style-name="fr2" draw:name="Immagine1" text:anchor-type="as-char" svg:width="0.674cm" svg:height="0.452cm" draw:z-index="2"><draw:image xlink:href="Pictures/10000000000000300000002019CFFA2C.jpg" xlink:type="simple" xlink:show="embed" xlink:actuate="onLoad"/></draw:frame></text:span><text:span text:style-name="T8"><text:placeholder text:placeholder-type="text">&lt;/if&gt;</text:placeholder></text:span></text:p>
          </table:table-cell>
          <table:table-cell table:style-name="Tabella5.A3" office:value-type="string">
            <text:p text:style-name="P25"><text:placeholder text:placeholder-type="text">&lt;formatLang(line.date_deadline, date=True) if line.date_deadline else ""&gt;</text:placeholder></text:p>
          </table:table-cell>
          <table:table-cell table:style-name="Tabella5.A3" office:value-type="string">
            <text:p text:style-name="P27"><text:placeholder text:placeholder-type="text">&lt;line.production_note or ""&gt;</text:placeholder></text:p>
          </table:table-cell>
          <table:table-cell table:style-name="Tabella5.A3" office:value-type="string">
            <text:p text:style-name="P20"><text:placeholder text:placeholder-type="text">&lt;int(line.product_id.q_x_pack)&gt;</text:placeholder></text:p>
          </table:table-cell>
          <table:table-cell table:style-name="Tabella5.A3" office:value-type="string">
            <text:p text:style-name="P20"><text:placeholder text:placeholder-type="text">&lt;int(line.product_uom_qty)&gt;</text:placeholder></text:p>
          </table:table-cell>
          <table:table-cell table:style-name="Tabella5.H3" office:value-type="string">
            <text:p text:style-name="P19"/>
          </table:table-cell>
        </table:table-row>
        <table:table-row>
          <table:table-cell table:style-name="Tabella5.A4" table:number-columns-spanned="8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4"><text:placeholder text:placeholder-type="text">&lt;if test="o.id != objects[-1].id"&gt;</text:placeholder></text:p>
      <text:p text:style-name="P14"/>
      <text:p text:style-name="P17"/>
      <text:p text:style-name="P14"><text:placeholder text:placeholder-type="text">&lt;/if&gt;</text:placeholder></text:p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65cm" table:align="left"/>
    </style:style>
    <style:style style:name="Tabella4.A" style:family="table-column">
      <style:table-column-properties style:column-width="24.104cm"/>
    </style:style>
    <style:style style:name="Tabella4.B" style:family="table-column">
      <style:table-column-properties style:column-width="1.56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Tabella4.B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M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ORDINE DI PRODUZIONE</text:p>
            </table:table-cell>
            <table:table-cell table:style-name="Tabella4.B1" office:value-type="string">
              <text:p text:style-name="MP2"><draw:frame draw:style-name="Mfr1" draw:name="image: asimage(o.company_id.logo)" text:anchor-type="as-char" svg:width="1.469cm" style:rel-width="91%" svg:height="0.711cm" style:rel-height="scale" draw:z-index="1"><draw:text-box><text:p text:style-name="MP3"/></draw:text-box></draw:frame></text:p>
            </table:table-cell>
          </table:table-row>
        </table:table>
        <text:p text:style-name="MP4"/>
      </style:header>
      <style:footer>
        <text:p text:style-name="MP5">Stampato: <text:span text:style-name="MT1"><text:placeholder text:placeholder-type="text">&lt;formatLang(get_date(), date=True)&gt;</text:placeholder></text:span><text:span text:style-name="MT1"> </text:span><text:span text:style-name="MT1"><text:time style:data-style-name="N43" text:time-value="2015-10-30T09:00:43.296991568" text:fixed="true">09:00:43 AM</text:ti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1-12T12:29:06.415580922</dc:date>
    <meta:editing-duration>P1DT19H38M29S</meta:editing-duration>
    <meta:editing-cycles>387</meta:editing-cycles>
    <meta:generator>LibreOffice/4.3.3.2$Linux_X86_64 LibreOffice_project/430m0$Build-2</meta:generator>
    <dc:creator>thebrush </dc:creator>
    <meta:document-statistic meta:table-count="5" meta:image-count="1" meta:object-count="0" meta:page-count="2" meta:paragraph-count="46" meta:word-count="110" meta:character-count="1261" meta:non-whitespace-character-count="1189"/>
    <meta:user-defined meta:name="Info 1"/>
    <meta:user-defined meta:name="Info 2"/>
    <meta:user-defined meta:name="Info 3"/>
    <meta:user-defined meta:name="Info 4"/>
  </office:meta>
</office:document-meta>
</file>